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 table:number-rows-repeated="104780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</table:table>
      <table:named-expressions/>
      <table:database-ranges>
        <table:database-range table:name="__Anonymous_Sheet_DB__0" table:target-range-address="Schreibhand.A1:Schreibhand.C75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.00.0000</text:date>, <text:time style:data-style-name="N2" text:time-value="08:11:32.06895340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5.2$Linux_X86_64 LibreOffice_project/499f9727c189e6ef3471021d6132d4c694f357e5</meta:generator>
    <meta:creation-date>2006-09-16T14:57:30</meta:creation-date>
    <dc:date>2022-01-15T08:12:12.826842172</dc:date>
    <meta:editing-cycles>465</meta:editing-cycles>
    <meta:editing-duration>PT20H23M59S</meta:editing-duration>
    <meta:document-statistic meta:table-count="2" meta:cell-count="1839" meta:object-count="0"/>
    <meta:user-defined meta:name="Info 1"/>
    <meta:user-defined meta:name="Info 2"/>
    <meta:user-defined meta:name="Info 3"/>
    <meta:user-defined meta:name="Info 4"/>
  </office:meta>
</office:document-meta>
</file>